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4f72b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text-properties officeooo:rsid="001d9b1c" officeooo:paragraph-rsid="001d9b1c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8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0" style:family="paragraph" style:parent-style-name="Table_20_Contents">
      <style:text-properties officeooo:rsid="002818bb" officeooo:paragraph-rsid="002818bb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1f6111"/>
    </style:style>
    <style:style style:name="T12" style:family="text">
      <style:text-properties officeooo:rsid="001fd18d"/>
    </style:style>
    <style:style style:name="T13" style:family="text">
      <style:text-properties officeooo:rsid="0023a8c8"/>
    </style:style>
    <style:style style:name="T14" style:family="text">
      <style:text-properties officeooo:rsid="0024f72b"/>
    </style:style>
    <style:style style:name="T15" style:family="text">
      <style:text-properties officeooo:rsid="0025bcf3"/>
    </style:style>
    <style:style style:name="T16" style:family="text">
      <style:text-properties officeooo:rsid="00264be0"/>
    </style:style>
    <style:style style:name="T17" style:family="text">
      <style:text-properties officeooo:rsid="0026e5cd"/>
    </style:style>
    <style:style style:name="T18" style:family="text">
      <style:text-properties officeooo:rsid="002818bb"/>
    </style:style>
    <style:style style:name="T19" style:family="text">
      <style:text-properties officeooo:rsid="0028811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8">sp. zn. </text:span>#4556</text:p>
      <text:p text:style-name="P18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10">Personální odbor</text:span></text:p>
            <text:p text:style-name="P14">z<text:span text:style-name="T9">a</text:span>st<text:span text:style-name="T9">o</text:span>up<text:span text:style-name="T9">ena</text:span>: <text:span text:style-name="T18">Bc. Jan Novák</text:span>, <text:tab/>e-mail: <text:span text:style-name="T19">jan.novak@pirati.cz</text:span></text:p>
            <text:p text:style-name="P14">kontakt: <text:span text:style-name="T11">Barbora Hradečná <text:s text:c="5"/></text:span>e-mail: <text:span text:style-name="T11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5"><text:span text:style-name="T9">Jméno</text:span>: <text:span text:style-name="T13">Bc. Miroslav Brož</text:span></text:p>
            <text:p text:style-name="P17"><text:span text:style-name="T15">ročník</text:span>: <text:span text:style-name="T14">1979</text:span> <text:s text:c="4"/><text:span text:style-name="T12">bydliště: Spartakiádní 279/16, 40010, Ústí nad Labem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6">Krajský koordinátor dobrovolníků pro <text:span text:style-name="T14">Ústecký kraj</text:span>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0">20</text:span>h <text:span text:style-name="T10">týdně </text:span>(slovy: <text:span text:style-name="T10">dvacet</text:span>hodin)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20">DPP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Table_20_Contents"><text:span text:style-name="T10"><text:s/>9 000 – 14000 </text:span>Kč (slovy: <text:span text:style-name="T10">devět až čtrnáct tisíc korun </text:span>českých)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/><text:span text:style-name="T17">Od 01-01-2017 do 30-04-2017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8">01.01.2016</text:span></text:p>
      <text:p text:style-name="P6">Za zadavatele: <text:tab/><text:tab/><text:tab/>Za dodavatele: </text:p>
      <text:p text:style-name="P7"><text:span text:style-name="T16">Bc. Jan Novák</text:span><text:tab/><text:tab/><text:tab/><text:span text:style-name="T13">Bc. Miroslav Brož</text:span></text:p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2-19T13:09:19.542324314</dc:date>
    <meta:editing-cycles>109</meta:editing-cycles>
    <meta:editing-duration>P24DT12H56M39S</meta:editing-duration>
    <meta:generator>LibreOffice/5.1.4.2$Linux_X86_64 LibreOffice_project/10m0$Build-2</meta:generator>
    <meta:printed-by>Vladislav Tobias Esner</meta:printed-by>
    <meta:print-date>2017-02-19T13:09:39.763542761</meta:print-date>
    <dc:creator>Vladislav Tobias Esner</dc:creator>
    <meta:document-statistic meta:table-count="1" meta:image-count="1" meta:object-count="0" meta:page-count="1" meta:paragraph-count="32" meta:word-count="169" meta:character-count="1260" meta:non-whitespace-character-count="1096"/>
    <meta:user-defined meta:name="Informace 1"/>
    <meta:user-defined meta:name="Informace 2"/>
    <meta:user-defined meta:name="Informace 3"/>
    <meta:user-defined meta:name="Informace 4"/>
  </office:meta>
</office:document-meta>
</file>